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11.927cm"/>
    </style:style>
    <style:style style:name="co5" style:family="table-column">
      <style:table-column-properties fo:break-before="auto" style:column-width="7.135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5.283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14.351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3.893cm"/>
    </style:style>
    <style:style style:name="co16" style:family="table-column">
      <style:table-column-properties fo:break-before="auto" style:column-width="22.767cm"/>
    </style:style>
    <style:style style:name="co17" style:family="table-column">
      <style:table-column-properties fo:break-before="auto" style:column-width="4.519cm"/>
    </style:style>
    <style:style style:name="co18" style:family="table-column">
      <style:table-column-properties fo:break-before="auto" style:column-width="5.338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33.306cm"/>
    </style:style>
    <style:style style:name="co23" style:family="table-column">
      <style:table-column-properties fo:break-before="auto" style:column-width="3.194cm"/>
    </style:style>
    <style:style style:name="co24" style:family="table-column">
      <style:table-column-properties fo:break-before="auto" style:column-width="3.812cm"/>
    </style:style>
    <style:style style:name="co25" style:family="table-column">
      <style:table-column-properties fo:break-before="auto" style:column-width="19.281cm"/>
    </style:style>
    <style:style style:name="co26" style:family="table-column">
      <style:table-column-properties fo:break-before="auto" style:column-width="5.554cm"/>
    </style:style>
    <style:style style:name="co27" style:family="table-column">
      <style:table-column-properties fo:break-before="auto" style:column-width="4.493cm"/>
    </style:style>
    <style:style style:name="co28" style:family="table-column">
      <style:table-column-properties fo:break-before="auto" style:column-width="3.24cm"/>
    </style:style>
    <style:style style:name="co29" style:family="table-column">
      <style:table-column-properties fo:break-before="auto" style:column-width="4.276cm"/>
    </style:style>
    <style:style style:name="co30" style:family="table-column">
      <style:table-column-properties fo:break-before="auto" style:column-width="3.676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4.547cm"/>
    </style:style>
    <style:style style:name="co33" style:family="table-column">
      <style:table-column-properties fo:break-before="auto" style:column-width="2.967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357cm"/>
    </style:style>
    <style:style style:name="co36" style:family="table-column">
      <style:table-column-properties fo:break-before="auto" style:column-width="5.038cm"/>
    </style:style>
    <style:style style:name="co37" style:family="table-column">
      <style:table-column-properties fo:break-before="auto" style:column-width="4.438cm"/>
    </style:style>
    <style:style style:name="co38" style:family="table-column">
      <style:table-column-properties fo:break-before="auto" style:column-width="3.403cm"/>
    </style:style>
    <style:style style:name="co39" style:family="table-column">
      <style:table-column-properties fo:break-before="auto" style:column-width="5.392cm"/>
    </style:style>
    <style:style style:name="co40" style:family="table-column">
      <style:table-column-properties fo:break-before="auto" style:column-width="4.657cm"/>
    </style:style>
    <style:style style:name="co41" style:family="table-column">
      <style:table-column-properties fo:break-before="auto" style:column-width="3.921cm"/>
    </style:style>
    <style:style style:name="co42" style:family="table-column">
      <style:table-column-properties fo:break-before="auto" style:column-width="3.4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9"/>
        <table:table-column table:style-name="co1" table:default-cell-style-name="ce18"/>
        <table:table-column table:style-name="co9" table:default-cell-style-name="ce18"/>
        <table:table-row table:style-name="ro1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ombre</text:p>
          </table:table-cell>
          <table:table-cell table:style-name="ce22" office:value-type="string" calcext:value-type="string">
            <text:p>Apellido</text:p>
          </table:table-cell>
          <table:table-cell table:style-name="ce22" office:value-type="string" calcext:value-type="string">
            <text:p>Descripción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teléfono</text:p>
          </table:table-cell>
          <table:table-cell table:style-name="ce22" office:value-type="string" calcext:value-type="string">
            <text:p>Image</text:p>
          </table:table-cell>
          <table:table-cell table:style-name="ce22" office:value-type="string" calcext:value-type="string">
            <text:p>Image_url</text:p>
          </table:table-cell>
          <table:table-cell table:style-name="ce20" office:value-type="string" calcext:value-type="string">
            <text:p>Admin</text:p>
          </table:table-cell>
          <table:table-cell table:style-name="ce20" office:value-type="string" calcext:value-type="string">
            <text:p>Contraseñ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<text:a xlink:href="mailto:admin@email.es" xlink:type="simple">admin@email.es</text:a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dminadm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Viajes</text:p>
          </table:table-cell>
          <table:table-cell/>
          <table:table-cell office:value-type="string" calcext:value-type="string">
            <text:p><text:a xlink:href="mailto:nautilus@email.es" xlink:type="simple">nautilus@email.es</text:a></text:p>
          </table:table-cell>
          <table:table-cell office:value-type="float" office:value="916528536" calcext:value-type="float">
            <text:p>916528536</text:p>
          </table:table-cell>
          <table:table-cell office:value-type="string" calcext:value-type="string">
            <text:p>local/nautilus.png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autilUs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El Turista Inglés</text:p>
          </table:table-cell>
          <table:table-cell/>
          <table:table-cell office:value-type="string" calcext:value-type="string">
            <text:p><text:a xlink:href="mailto:viajeselturistaingles@email.es" xlink:type="simple">viajeselturistaingles@email.es</text:a></text:p>
          </table:table-cell>
          <table:table-cell office:value-type="float" office:value="916832141" calcext:value-type="float">
            <text:p>916832141</text:p>
          </table:table-cell>
          <table:table-cell office:value-type="string" calcext:value-type="string">
            <text:p>local/turista_ingle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uristaIngles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del Bayo</text:p>
          </table:table-cell>
          <table:table-cell/>
          <table:table-cell office:value-type="string" calcext:value-type="string">
            <text:p><text:a xlink:href="mailto:maribayo@outlook.es" xlink:type="simple">maribayo@outlook.es</text:a></text:p>
          </table:table-cell>
          <table:table-cell office:value-type="float" office:value="666263369" calcext:value-type="float">
            <text:p>66626336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aYosol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án</text:p>
          </table:table-cell>
          <table:table-cell office:value-type="string" calcext:value-type="string">
            <text:p>Menéndez</text:p>
          </table:table-cell>
          <table:table-cell/>
          <table:table-cell office:value-type="string" calcext:value-type="string">
            <text:p><text:a xlink:href="mailto:gemendez@outlook.es" xlink:type="simple">gemendez@outlook.es</text:a></text:p>
          </table:table-cell>
          <table:table-cell office:value-type="float" office:value="698978314" calcext:value-type="float">
            <text:p>69897831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mendeZdeZ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id Arango</text:p>
          </table:table-cell>
          <table:table-cell/>
          <table:table-cell office:value-type="string" calcext:value-type="string">
            <text:p><text:a xlink:href="mailto:josecarango@hotmail.es" xlink:type="simple">josecarango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arangoCid8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Vizcaíno</text:p>
          </table:table-cell>
          <table:table-cell/>
          <table:table-cell office:value-type="string" calcext:value-type="string">
            <text:p><text:a xlink:href="mailto:sergiovz@outlook.es" xlink:type="simple">sergiovz@outlook.es</text:a></text:p>
          </table:table-cell>
          <table:table-cell office:value-type="float" office:value="668533815" calcext:value-type="float">
            <text:p>66853381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vizcaSrg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Madrigal</text:p>
          </table:table-cell>
          <table:table-cell/>
          <table:table-cell office:value-type="string" calcext:value-type="string">
            <text:p><text:a xlink:href="mailto:valmagal@outlook.es" xlink:type="simple">valmagal@outlook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Valevalem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Cardona</text:p>
          </table:table-cell>
          <table:table-cell/>
          <table:table-cell office:value-type="string" calcext:value-type="string">
            <text:p><text:a xlink:href="mailto:scardona@yahoo.es" xlink:type="simple">scardona@yahoo.es</text:a></text:p>
          </table:table-cell>
          <table:table-cell office:value-type="float" office:value="608912490" calcext:value-type="float">
            <text:p>60891249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Sorydona9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Nilo Vaquero</text:p>
          </table:table-cell>
          <table:table-cell/>
          <table:table-cell office:value-type="string" calcext:value-type="string">
            <text:p><text:a xlink:href="mailto:ikernilovaq@hotmail.es" xlink:type="simple">ikernilovaq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niloVaqIker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Édgar</text:p>
          </table:table-cell>
          <table:table-cell office:value-type="string" calcext:value-type="string">
            <text:p>Cortés</text:p>
          </table:table-cell>
          <table:table-cell/>
          <table:table-cell office:value-type="string" calcext:value-type="string">
            <text:p><text:a xlink:href="mailto:edgarcortesp@outlook.es" xlink:type="simple">edgarcortesp@outlook.es</text:a></text:p>
          </table:table-cell>
          <table:table-cell office:value-type="float" office:value="660338105" calcext:value-type="float">
            <text:p>66033810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CortesPartn9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Palomino</text:p>
          </table:table-cell>
          <table:table-cell/>
          <table:table-cell office:value-type="string" calcext:value-type="string">
            <text:p><text:a xlink:href="mailto:jpalomino@outlook.es" xlink:type="simple">jpalomino@outlook.es</text:a></text:p>
          </table:table-cell>
          <table:table-cell office:value-type="float" office:value="620122294" calcext:value-type="float">
            <text:p>6201222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utrpalmjN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alindo</text:p>
          </table:table-cell>
          <table:table-cell/>
          <table:table-cell office:value-type="string" calcext:value-type="string">
            <text:p><text:a xlink:href="mailto:gabgalindo@hotmail.es" xlink:type="simple">gabgalindo@hotmail.es</text:a></text:p>
          </table:table-cell>
          <table:table-cell office:value-type="float" office:value="684404469" calcext:value-type="float">
            <text:p>68440446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GaldrielDo0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alán Bautista</text:p>
          </table:table-cell>
          <table:table-cell/>
          <table:table-cell office:value-type="string" calcext:value-type="string">
            <text:p><text:a xlink:href="mailto:cristigalan@outlook.es" xlink:type="simple">cristigalan@outlook.es</text:a></text:p>
          </table:table-cell>
          <table:table-cell office:value-type="float" office:value="677996045" calcext:value-type="float">
            <text:p>67799604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auCrGala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Anglada</text:p>
          </table:table-cell>
          <table:table-cell/>
          <table:table-cell office:value-type="string" calcext:value-type="string">
            <text:p><text:a xlink:href="mailto:lordanglada@hotmail.es" xlink:type="simple">lordanglada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angManjLor9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Valenzuela</text:p>
          </table:table-cell>
          <table:table-cell/>
          <table:table-cell office:value-type="string" calcext:value-type="string">
            <text:p><text:a xlink:href="mailto:saritavalen@hotmail.es" xlink:type="simple">saritavalen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ValenzaRa9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del Carpio</text:p>
          </table:table-cell>
          <table:table-cell/>
          <table:table-cell office:value-type="string" calcext:value-type="string">
            <text:p><text:a xlink:href="mailto:aguedelcarpio@outlook.es" xlink:type="simple">aguedelcarpio@outlook.es</text:a></text:p>
          </table:table-cell>
          <table:table-cell office:value-type="float" office:value="639969489" calcext:value-type="float">
            <text:p>63996948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dCarpGued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Mendoza</text:p>
          </table:table-cell>
          <table:table-cell/>
          <table:table-cell office:value-type="string" calcext:value-type="string">
            <text:p><text:a xlink:href="mailto:jmendoza@hotmail.es" xlink:type="simple">jmendoza@hotmail.es</text:a></text:p>
          </table:table-cell>
          <table:table-cell office:value-type="float" office:value="616725586" calcext:value-type="float">
            <text:p>61672558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menBerger9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orenzo</text:p>
          </table:table-cell>
          <table:table-cell/>
          <table:table-cell office:value-type="string" calcext:value-type="string">
            <text:p><text:a xlink:href="mailto:laraenzo@outlook.es" xlink:type="simple">laraenzo@outlook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renzoiZaguirre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<text:a xlink:href="mailto:flapalma@outlook.es" xlink:type="simple">flapalma@outlook.es</text:a></text:p>
          </table:table-cell>
          <table:table-cell office:value-type="float" office:value="605573698" calcext:value-type="float">
            <text:p>60557369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palmaBillarFla98</text:p>
          </table:table-cell>
        </table:table-row>
        <table:table-row table:style-name="ro2" table:number-rows-repeated="104855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Viajes" table:style-name="ta1">
        <table:table-column table:style-name="co10" table:default-cell-style-name="ce28"/>
        <table:table-column table:style-name="co11" table:default-cell-style-name="ce1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5" table:default-cell-style-name="ce18"/>
        <table:table-column table:style-name="co16" table:default-cell-style-name="ce18"/>
        <table:table-column table:style-name="co17" table:default-cell-style-name="ce28"/>
        <table:table-column table:style-name="co18" table:default-cell-style-name="ce28"/>
        <table:table-column table:style-name="co1" table:default-cell-style-name="ce31"/>
        <table:table-column table:style-name="co1" table:number-columns-repeated="1012" table:default-cell-style-name="Default"/>
        <table:table-row table:style-name="ro1">
          <table:table-cell table:style-name="ce21" office:value-type="string" calcext:value-type="string">
            <text:p>ID Viaje</text:p>
          </table:table-cell>
          <table:table-cell table:style-name="ce21" office:value-type="string" calcext:value-type="string">
            <text:p>ID Usuario</text:p>
          </table:table-cell>
          <table:table-cell table:style-name="ce21" office:value-type="string" calcext:value-type="string">
            <text:p>Título</text:p>
          </table:table-cell>
          <table:table-cell table:style-name="ce21" office:value-type="string" calcext:value-type="string">
            <text:p>Subtítulo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Duración</text:p>
          </table:table-cell>
          <table:table-cell table:style-name="ce21" office:value-type="string" calcext:value-type="string">
            <text:p>Imagen</text:p>
          </table:table-cell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Tipo destino</text:p>
          </table:table-cell>
          <table:table-cell table:style-name="ce21" office:value-type="string" calcext:value-type="string">
            <text:p>Fuente</text:p>
          </table:table-cell>
          <table:table-cell/>
          <table:table-cell table:style-name="ce31"/>
          <table:table-cell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urgos y las Merindades</text:p>
          </table:table-cell>
          <table:table-cell table:style-name="ce18" office:value-type="string" calcext:value-type="string">
            <text:p>Secretos del mundo rural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burgos_merindades.jpg</text:p>
          </table:table-cell>
          <table:table-cell table:style-name="ce29" office:value-type="string" calcext:value-type="string">
            <text:p>&lt;p&gt;Una salida descubriendo los secretos del mundo rural. Realizaremos excursiones como la Orbaneja de Castillo, Cañones de Ebro y San Pedro de Tejada.&lt;/p&gt;&lt;p&gt;El precio incluye visitas al Museo Etnográfico de Montejo de San Miguel y a la fábrica de Morcilla de Burgos.&lt;/p&gt;&lt;p&gt;El hotel previsto es el hotel El Valles situado en Briviesca, a tan solo 20 minutos del centro de Burgo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s Arribes del Duero</text:p>
          </table:table-cell>
          <table:table-cell table:style-name="ce18" office:value-type="string" calcext:value-type="string">
            <text:p>Escarpados cañones de 200 metros de desnivel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arribes_duero.jpg</text:p>
          </table:table-cell>
          <table:table-cell table:style-name="ce30" office:value-type="string" calcext:value-type="string">
            <text:p>&lt;p&gt;Descubre los Arribes del Duero y sus preciosos cañones escarpados. Durante el viaje visitaremos Zamora, Benavente y la Puebla de Sanabria y Toro&lt;/p&gt;&lt;p&gt;El precio incluye una degustación de vinos de Oporto y una exhibición de aves rapaces. &lt;/p&gt;&lt;p&gt;El hotel previsto es el Rey Don Sancho, en Zamora y próximo al centro de la ciudad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ruel y Albarracín</text:p>
          </table:table-cell>
          <table:table-cell table:style-name="ce18" office:value-type="string" calcext:value-type="string">
            <text:p>Varios de los pueblos más bonitos de España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teruel_albarracin.jpg</text:p>
          </table:table-cell>
          <table:table-cell table:style-name="ce30" office:value-type="string" calcext:value-type="string">
            <text:p>&lt;p&gt;Esta vez nos vamos a Teruel. El viaje consta de varias excursiones como Mirambel, Mosquerela y Albarracín. &lt;/p&gt;&lt;p&gt; El precio incluye una visita a las catedrales de Teruel y Albarracín, y una entrada al Museo Guerra Carlistas de Cantavieja.&lt;/p&gt;&lt;p&gt;El hotel previsto es el Reina Cristina, situado en el centro de Teruel, el cual ha sido proclamado Patrimonio de la Humanidad por la UNESCO y alberga muchos ejemplos de arquitectura mudéjar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nidorm</text:p>
          </table:table-cell>
          <table:table-cell table:style-name="ce18" office:value-type="string" calcext:value-type="string">
            <text:p>Ahora toca disfrutar</text:p>
          </table:table-cell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nidorm.jpg</text:p>
          </table:table-cell>
          <table:table-cell table:style-name="ce30" office:value-type="string" calcext:value-type="string">
            <text:p>&lt;p&gt;Toca comprar bañador porque nos vamos a Benidorm, aunque no todo va a ser playa, ya que conoceremos la ciudad de Benidorm y el Mercado Rincón de Loix. Además el precio incluye la visita a Altea. &lt;/p&gt;&lt;p&gt;El hotel previsto será el Med Regente situado en la ciudad de Benidorm con una valoración de 4 estrella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alicia, Rías Baixas</text:p>
          </table:table-cell>
          <table:table-cell table:style-name="ce18" office:value-type="string" calcext:value-type="string">
            <text:p>Especial Año Xacobeo</text:p>
          </table:table-cell>
          <table:table-cell table:style-name="ce18" office:value-type="float" office:value="570" calcext:value-type="float">
            <text:p>5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alicia_baixas.jpg</text:p>
          </table:table-cell>
          <table:table-cell table:style-name="ce30" office:value-type="string" calcext:value-type="string">
            <text:p>&lt;p&gt; Celebrando el especial del año Xacobeo hacemos las maletas para Galicia. Realizaremos excursiones a Sanxenxo, Cambados y Orense con un guía local.&lt;/p&gt;&lt;p&gt;El precio incluye un paseo en barco por la Ría Arousa con degustación.&lt;/p&gt;&lt;p&gt;El hotel previsto es el Nuevo Astur, situado en el centro de las Rías Baixas con habitaciones modernas y bien equipadas, además incluye una sesión de spa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Asturias</text:p>
          </table:table-cell>
          <table:table-cell table:style-name="ce18" office:value-type="string" calcext:value-type="string">
            <text:p>Naturaleza escondida y sus costumbres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asturias.jpg</text:p>
          </table:table-cell>
          <table:table-cell table:style-name="ce30" office:value-type="string" calcext:value-type="string">
            <text:p>&lt;p&gt;En esta ocasión proponemos una visita a Asturias y sus preciosas tierras. Realizaremos excursiones como la Senda del Oso y el Museo de la Prehistoria de Teverga.&lt;/p&gt;&lt;p&gt;El precio incluye entradas para los museos de Ayalgas Silviella y Somiedo.&lt;/p&gt;&lt;p&gt;El hotel previsto es el Gran Hotel Cela, ubicado en la zona sur del Parque Natural de Somiedo, el cual ofrece unas vistas y un entorno impresionante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3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uskadi: Mar y Montaña</text:p>
          </table:table-cell>
          <table:table-cell table:style-name="ce18" office:value-type="string" calcext:value-type="string">
            <text:p>¡Aupa!</text:p>
          </table:table-cell>
          <table:table-cell table:style-name="ce18" office:value-type="float" office:value="544" calcext:value-type="float">
            <text:p>544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euskadi.jpg</text:p>
          </table:table-cell>
          <table:table-cell table:style-name="ce30" office:value-type="string" calcext:value-type="string">
            <text:p>&lt;p&gt;Nos vamos a contemplar la naturaleza de Euskadi. Se realizarán excursiones como Astigarraga, Mondragón y Oñati.&lt;/p&gt;&lt;p&gt;El precio incluye la visita al Santuario de Estibaliz y la barcaza Portugalete.&lt;/p&gt;&lt;p&gt;El hotel previsto es el Balneario Areatza, rodeado de jardines y con un buffet variado. Además se incluye el acceso de una hora a su valneario, merece la pena probarl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4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ada</text:p>
          </table:table-cell>
          <table:table-cell table:style-name="ce18" office:value-type="string" calcext:value-type="string">
            <text:p>El motivo para perderse</text:p>
          </table:table-cell>
          <table:table-cell table:style-name="ce18" office:value-type="float" office:value="575" calcext:value-type="float">
            <text:p>57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ada.jpg</text:p>
          </table:table-cell>
          <table:table-cell table:style-name="ce30" office:value-type="string" calcext:value-type="string">
            <text:p>&lt;p&gt;Una salida para descubrir Granada y sus maravillas. Realizaremos excursiones como la Ruta Alpujarreña, Almuñecar, La Alhambra y Guadix.&lt;/p&gt;&lt;p&gt;El precio incluye entradas para la Iglesia de las Angustias, el museo arqueológico de Almuñecar y un taller de jarapas.&lt;/p&gt;&lt;p&gt;El hotel previsto es el Urban Dream, a 10 minutos a pie de la catedral de Granada y del centro de la ciudad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6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ortugal Monumental</text:p>
          </table:table-cell>
          <table:table-cell table:style-name="ce18" office:value-type="string" calcext:value-type="string">
            <text:p>Castillos, Abadías y Palacios de Portugal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portugal.jpg</text:p>
          </table:table-cell>
          <table:table-cell table:style-name="ce30" office:value-type="string" calcext:value-type="string">
            <text:p>&lt;p&gt;El viaje de hoy es Portugal y su arquitectura. Se realizarán excursiones a Lisboa, Estoril y Cascais. &lt;/p&gt;&lt;p&gt;El precio incluye una entrada al monasterio Nossa Senhora de Vitóri, un paseo por las Grutas de Mira do Aire y la visita del Castillo de Almourol.&lt;/p&gt;&lt;p&gt;EL hotel previsto es el Hotel Recinto, un pequeño hotel situado en una zona privilegiada de Fátima, a solo 50 metros del famoso santuario de la basílica de Nuestra Señora del Rosari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7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nerife</text:p>
          </table:table-cell>
          <table:table-cell table:style-name="ce18" office:value-type="string" calcext:value-type="string">
            <text:p>A la sombra del Teide</text:p>
          </table:table-cell>
          <table:table-cell table:style-name="ce18" office:value-type="float" office:value="670" calcext:value-type="float">
            <text:p>6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tenerife.jpg</text:p>
          </table:table-cell>
          <table:table-cell table:style-name="ce30" office:value-type="string" calcext:value-type="string">
            <text:p>&lt;p&gt;Nos vamos a Tenerife, así que id preparando vuestra ropa veraniega. Realizaremos excursiones como el Parque Nacional del Teide con un guía local.&lt;/p&gt;&lt;p&gt;El precio incluye las visitas a Villa de Candelaria y Garachico.&lt;/p&gt;&lt;p&gt;El hotel previsto es el Catalonia Las Vegas, situado frente a los lagos Martiánez y cuenta con unas vistas asombrosas a la montaña del Teid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 Canaria</text:p>
          </table:table-cell>
          <table:table-cell table:style-name="ce18" office:value-type="string" calcext:value-type="string">
            <text:p>Isla para soñar sin cerrar los ojos</text:p>
          </table:table-cell>
          <table:table-cell table:style-name="ce18" office:value-type="float" office:value="665" calcext:value-type="float">
            <text:p>66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_canaria.jpg</text:p>
          </table:table-cell>
          <table:table-cell table:style-name="ce30" office:value-type="string" calcext:value-type="string">
            <text:p>&lt;p&gt;En esta ocasión Gran Canaria es nuestro destino. El viaje cuenta con excursiones a las Cumbres Canarias y a los Barrancos del Sur. &lt;/p&gt;&lt;p&gt;El precio incluye una entrada a la casa Cueva de Guayadeque.&lt;/p&gt;&lt;p&gt;El hotel previsto es el Green Field, un complejo moderno situado a 5 minutos de la playa del Inglés. Además, cuenta con una gran piscina al aire libre con tumbones para disfrutar las maravillosas vistas que Gran Canaria ofrec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rlín</text:p>
          </table:table-cell>
          <table:table-cell table:style-name="ce18" office:value-type="string" calcext:value-type="string">
            <text:p>La ciudad que cambió el mundo</text:p>
          </table:table-cell>
          <table:table-cell table:style-name="ce18" office:value-type="float" office:value="934" calcext:value-type="float">
            <text:p>934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rlin.jpg</text:p>
          </table:table-cell>
          <table:table-cell table:style-name="ce30" office:value-type="string" calcext:value-type="string">
            <text:p>&lt;p&gt;Inauguramos nuestra sección de salidas europeas con la ciudad de Berlín. Realizaremos visitas <text:s/>a Dresde y Barrio Judío con guía local.&lt;/p&gt;&lt;p&gt;El precio incluye <text:s/>una entrada al Museo Pérgamo y a Postdam.&lt;/p&gt;&lt;p&gt;El hotel previsto es el Grand City East, el cual cuenta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88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raga</text:p>
          </table:table-cell>
          <table:table-cell table:style-name="ce18" office:value-type="string" calcext:value-type="string">
            <text:p>Ciudad de cuentos y leyendas</text:p>
          </table:table-cell>
          <table:table-cell table:style-name="ce18" office:value-type="float" office:value="940" calcext:value-type="float">
            <text:p>94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praga.jpg</text:p>
          </table:table-cell>
          <table:table-cell table:style-name="ce30" office:value-type="string" calcext:value-type="string">
            <text:p>&lt;p&gt;Próxima parada Praga, abróchense los cinturones. Realizaremos <text:s/>excursiones de día completo como la panorámica de Praga. &lt;/p&gt;&lt;p&gt;El precio incluye un paseo por Praga Iluminada y una pequeña travesía en barco por río Moldava. &lt;/p&gt;&lt;p&gt;El hotel previsto <text:s/>es el Duo, el cual alberga un restaurante de estilo rústico y su estación de metro está situada a 10 minutos del centro de la ciudad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oma</text:p>
          </table:table-cell>
          <table:table-cell table:style-name="ce18" office:value-type="string" calcext:value-type="string">
            <text:p>La ciudad eterna</text:p>
          </table:table-cell>
          <table:table-cell table:style-name="ce18" office:value-type="float" office:value="955" calcext:value-type="float">
            <text:p>955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roma.jpg</text:p>
          </table:table-cell>
          <table:table-cell table:style-name="ce30" office:value-type="string" calcext:value-type="string">
            <text:p>&lt;p&gt;Nos vamos a visitar la ciudad italiana de Roma. El viaje cuenta con excursiones como la Plaza de España, Roma Cristiana y la escalinata Trinita dei Monti.&lt;/p&gt;&lt;p&gt;El precio incluye una entrada a las catacumbas y un paseo por la Roma Barroca. &lt;/p&gt;&lt;p&gt;El hotel previsto es el Fleming, a 10 minutos en coche del estadio olímpico de Auditorium y del foro itálico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deira</text:p>
          </table:table-cell>
          <table:table-cell table:style-name="ce18" office:value-type="string" calcext:value-type="string">
            <text:p>El paraíso de las flores</text:p>
          </table:table-cell>
          <table:table-cell table:style-name="ce18" office:value-type="float" office:value="1224" calcext:value-type="float">
            <text:p>122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deira.jpg</text:p>
          </table:table-cell>
          <table:table-cell table:style-name="ce30" office:value-type="string" calcext:value-type="string">
            <text:p>&lt;p&gt;Inauguramos nuestra sección de salidas de media distancia con Madeira. Realizaremos excursiones de día completo como la del Cabo Girao y Encumeda. &lt;/p&gt;&lt;p&gt;El precio incluye las visitas a Funchal y al mirador de Pico dos Barcelos. Otras visitas opcionales son el Jardín Tropical y una cena típica Madeirense.&lt;/p&gt;&lt;p&gt;El hotel previsto es el Jardins da Ajuda, un complejo que ofrece excelentes piscinas cubiertas y al aire libre con maravillosas vistas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ndres y París</text:p>
          </table:table-cell>
          <table:table-cell table:style-name="ce18" office:value-type="string" calcext:value-type="string">
            <text:p>Distinas pero imprescindibles</text:p>
          </table:table-cell>
          <table:table-cell table:style-name="ce18" office:value-type="float" office:value="1495" calcext:value-type="float">
            <text:p>149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londres_paris.jpg</text:p>
          </table:table-cell>
          <table:table-cell table:style-name="ce30" office:value-type="string" calcext:value-type="string">
            <text:p>&lt;p&gt;Siguientes paradas europeas son la de Londres y París, dos de las ciudades más preciosas que Europa ofrece. Se realizarán excursiones en ambas ciudades con guía local y pudiendo entrar en las distintas zonas comerciales que ofrecen. &lt;/p&gt;&lt;p&gt;El precio incluye la entrada al museo Británico y al museo del Perfume, aunque también dispondremos de excursiones opcionales para aquellos interesados como el Castillo Windsor y el Palacio de Versalles. &lt;/p&gt;&lt;p&gt; Los hoteles contemplados son el Jurys Inn Croydon de Londres y el Hill Paris Meudo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8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rol y Baviera</text:p>
          </table:table-cell>
          <table:table-cell table:style-name="ce18" office:value-type="string" calcext:value-type="string">
            <text:p>Mucho más que chocolate y relojes de cuco</text:p>
          </table:table-cell>
          <table:table-cell table:style-name="ce18" office:value-type="float" office:value="1165" calcext:value-type="float">
            <text:p>116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rol_baviera.jpeg</text:p>
          </table:table-cell>
          <table:table-cell table:style-name="ce30" office:value-type="string" calcext:value-type="string">
            <text:p>&lt;p&gt;Una salida para descubrir la naturaleza y paisajes de Tirol. Realizaremos excursiones como la de Salzburgo y una visita al Lago Achensee. &lt;/p&gt;&lt;p&gt;El precio incluye una entrada a la Fábrica Swarovski y al palacio de Hogburg. &lt;/p&gt;&lt;p&gt;El hotel previsto es el Krone Oberperfuss, con una valoración de 3 estrellas y unos días después nos alojaremos en el Austria Trend Mitte para visitar Salzburgo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Joyas de Polonia</text:p>
          </table:table-cell>
          <table:table-cell table:style-name="ce18" office:value-type="string" calcext:value-type="string">
            <text:p>Vive un gran cuento</text:p>
          </table:table-cell>
          <table:table-cell table:style-name="ce18" office:value-type="float" office:value="1349" calcext:value-type="float">
            <text:p>13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olonia.jpg</text:p>
          </table:table-cell>
          <table:table-cell table:style-name="ce30" office:value-type="string" calcext:value-type="string">
            <text:p>&lt;p&gt;Próxima parada Polonia, una de las ciudades más preciosas de Europa. Realizaremos excursiones a Poznan y Auschwitz con guía local. &lt;/p&gt;&lt;p&gt;El precio incluye una entrada al campo de concentración de Auschwitz y una visita a la mina de sal de Wieliczka. &lt;/p&gt;&lt;p&gt;El hotel previsto es el Ibis Centrum, situado en la ciudad de Pozna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ransilvania y Rumanía</text:p>
          </table:table-cell>
          <table:table-cell table:style-name="ce18" office:value-type="string" calcext:value-type="string">
            <text:p>El jardín de los cárpatos</text:p>
          </table:table-cell>
          <table:table-cell table:style-name="ce18" office:value-type="float" office:value="1145" calcext:value-type="float">
            <text:p>114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ransilvania.jpg</text:p>
          </table:table-cell>
          <table:table-cell table:style-name="ce30" office:value-type="string" calcext:value-type="string">
            <text:p>&lt;p&gt;Nuestro próximo viaje es descubrir la preciosa Rumanía, concretamente las leyendas de Transilvania. Realizaremos excursiones a Sinaia y Sibiu con guía local. &lt;/p&gt;&lt;p&gt;El precio incluye la entrada al palacio de Peles y al castillo de Bran.&lt;/p&gt;&lt;p&gt;El hotel previsto es el Ibis Styles Bucharest Center, situado en la ciudad de Bucarest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3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rruecos al completo</text:p>
          </table:table-cell>
          <table:table-cell table:style-name="ce18" office:value-type="string" calcext:value-type="string">
            <text:p>Un mundo de sensaciones</text:p>
          </table:table-cell>
          <table:table-cell table:style-name="ce18" office:value-type="float" office:value="1070" calcext:value-type="float">
            <text:p>107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rruecos.jpg</text:p>
          </table:table-cell>
          <table:table-cell table:style-name="ce30" office:value-type="string" calcext:value-type="string">
            <text:p>&lt;p&gt;El viaje de hoy es Marruecos, descubriendo nuevas culturas y sensaciones. Realizaremos excursiones a Rabat y Marrakech con guía local.&lt;/p&gt;&lt;p&gt;El precio incluye <text:s/>una entrada al Kasbash de Ait Benhaddou y al Palacio de la Bahía. &lt;/p&gt;&lt;p&gt;El hotel previsto es el Hotel Ayoub, situado en Marrakech, y con una valoración de 4 estrellas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 mejor de Túnez</text:p>
          </table:table-cell>
          <table:table-cell table:style-name="ce18" office:value-type="string" calcext:value-type="string">
            <text:p>Paisajes del desierto</text:p>
          </table:table-cell>
          <table:table-cell table:style-name="ce18" office:value-type="float" office:value="1026" calcext:value-type="float">
            <text:p>1026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unez.jpg</text:p>
          </table:table-cell>
          <table:table-cell table:style-name="ce30" office:value-type="string" calcext:value-type="string">
            <text:p>&lt;p&gt;Nos vamos a Túnez y sus asombrosos desiertos. Realizaremos excursiones de día completo como Sousse, Sfax y Sidi Bou Said. &lt;/p&gt;&lt;p&gt;El precio incluye una entrada al Anfiteatro Romano de El Jem y a la gran Mezquita de Kairouan. &lt;/p&gt;&lt;p&gt;Los hoteles previstos son el Golden Tulip Taj Sulta situado en Hammamet, y el Hotel Movenpick en Sfax, ambos de 5 estrellas de valoració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gipto</text:p>
          </table:table-cell>
          <table:table-cell table:style-name="ce18" office:value-type="string" calcext:value-type="string">
            <text:p>Cuna de faraones</text:p>
          </table:table-cell>
          <table:table-cell table:style-name="ce18" office:value-type="float" office:value="1440" calcext:value-type="float">
            <text:p>144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egipto.jpg</text:p>
          </table:table-cell>
          <table:table-cell table:style-name="ce30" office:value-type="string" calcext:value-type="string">
            <text:p>&lt;p&gt;Próxima parada Egipto, una de las maravillas del desierto. Realizaremos excursiones a los Templos de Karnak y Luxor, y al recinto de las pirámides de Memphis. &lt;/p&gt;&lt;p&gt;El precio incluye una entrada al Templo de Edfu y a la pirámide de Kefren. &lt;/p&gt;&lt;p&gt;El hotel previsto es el Barceló Cairo situado en la propia ciudad de El Cairo, con 4 estrellas de valoración 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8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eorgia y Armenia</text:p>
          </table:table-cell>
          <table:table-cell table:style-name="ce18" office:value-type="string" calcext:value-type="string">
            <text:p>Viaje a los confines de Europa</text:p>
          </table:table-cell>
          <table:table-cell table:style-name="ce18" office:value-type="float" office:value="1675" calcext:value-type="float">
            <text:p>1675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georgia.jpeg</text:p>
          </table:table-cell>
          <table:table-cell table:style-name="ce30" office:value-type="string" calcext:value-type="string">
            <text:p>&lt;p&gt;Inauguramos nuestra sección de salidas de larga distancia con Georgia y Armenia. Realizaremos excursiones como Mtsjeta, Gori y Uplistsije con guía local. &lt;/p&gt;&lt;p&gt;El precio incluye la entrada al Museo de Echmiadzin y a una bodega de vinos de degustación. &lt;/p&gt;&lt;p&gt;El hotel previsto es el Gold Tbilisi situado en la propia Tiblisi, que cuenta con 4 estrellas de val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5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Uzbekistán</text:p>
          </table:table-cell>
          <table:table-cell table:style-name="ce18" office:value-type="string" calcext:value-type="string">
            <text:p>La ruta de la seda</text:p>
          </table:table-cell>
          <table:table-cell table:style-name="ce18" office:value-type="float" office:value="1700" calcext:value-type="float">
            <text:p>170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uzbekistan.jpg</text:p>
          </table:table-cell>
          <table:table-cell table:style-name="ce30" office:value-type="string" calcext:value-type="string">
            <text:p>&lt;p&gt;Nuestro primer paso por las tierras Asiáticas, Uzbekistán. Realizaremos excursiones a Tashkent y Khiva con guía local. &lt;/p&gt;&lt;p&gt;El precio incluye una cena con Folklore Show y la visita al Palacio de Invierno de Bukhara. &lt;/p&gt;&lt;p&gt;El hotel previsto es el Krokus Plaza, situado en Tashkent, y el hotel <text:s/>Rangrez (no dispone de acensor), en la ciudad de Buhkara, con una valoración de 3 estrellas. &lt;/p&gt;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Nautalia 158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erra Santa</text:p>
          </table:table-cell>
          <table:table-cell table:style-name="ce18" office:value-type="string" calcext:value-type="string">
            <text:p>Lugar sagrado</text:p>
          </table:table-cell>
          <table:table-cell table:style-name="ce18" office:value-type="float" office:value="1710" calcext:value-type="float">
            <text:p>171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erra_santa.jpg</text:p>
          </table:table-cell>
          <table:table-cell table:style-name="ce30" office:value-type="string" calcext:value-type="string">
            <text:p>&lt;p&gt;En visita de las buenas valoraciones a nuestros viajes africanos, traemos una escapada a la Tierra Santa en Israel. Realizaremos excursiones como la del Monte de las Bienaventuranzas y Jerusalén, con guía local. &lt;/p&gt;&lt;p&gt;El precio incluye una entrada a las ruinas de Cafarnaúm y a la gruta de los Jerónimos. &lt;/p&gt;&lt;p&gt;Los hoteles previstos son el Margoa Netanya situado en la periferia de Tel Aviv, y el Jerusalem Gate, en la propia ciudad de Jerusalé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6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ueva York</text:p>
          </table:table-cell>
          <table:table-cell table:style-name="ce18" office:value-type="string" calcext:value-type="string">
            <text:p>La gran manzana</text:p>
          </table:table-cell>
          <table:table-cell table:style-name="ce18" office:value-type="float" office:value="2215" calcext:value-type="float">
            <text:p>221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nueva_york.jpeg</text:p>
          </table:table-cell>
          <table:table-cell table:style-name="ce30" office:value-type="string" calcext:value-type="string">
            <text:p>&lt;p&gt;Próxima parada la gran ciudad de Nueva York y nuestro primer paso por América. Realizaremos excursiones como la visita a Manhattan y el Tour de Compras. &lt;/p&gt;&lt;p&gt;El precio incluye una visita en barco a la Estatua de la Libertad y al Empire State Building. &lt;/p&gt;&lt;p&gt;El hotel previsto es el Hilton Garden Inn Secaucus, ubicado en el propio Secaucus, a 12km de Manhattan.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ncantos de Canadá</text:p>
          </table:table-cell>
          <table:table-cell table:style-name="ce18" office:value-type="string" calcext:value-type="string">
            <text:p>Naturaleza salvaje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anada.jpg</text:p>
          </table:table-cell>
          <table:table-cell table:style-name="ce30" office:value-type="string" calcext:value-type="string">
            <text:p>&lt;p&gt;Nuestro próximo destino son los paisajes de Canadá. Realizaremos algunas excursiones como Toronto y Ottawa con guía local. &lt;/p&gt;&lt;p&gt;El precio incluye una escapada a las Cataratas del Niágara y un paseo en barco por Mil Islas. &lt;/p&gt;&lt;p&gt; El hotel previsto es el Days Inn Otawa West, situado en la periferia de Ottawa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osta Rica</text:p>
          </table:table-cell>
          <table:table-cell table:style-name="ce18" office:value-type="string" calcext:value-type="string">
            <text:p>Descubre la pura vida</text:p>
          </table:table-cell>
          <table:table-cell table:style-name="ce18" office:value-type="float" office:value="1810" calcext:value-type="float">
            <text:p>181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osta_rica.jpg</text:p>
          </table:table-cell>
          <table:table-cell table:style-name="ce30" office:value-type="string" calcext:value-type="string">
            <text:p>&lt;p&gt;Inauguramos nuestra sección sudaméricana con Costa Rica. Realizaremos excursiones como San José y el Parque Nacional Manuel Antonio con guía local. &lt;/p&gt;&lt;p&gt;El precio incluye una entrada a la plantación de Piña y una visita a la reserva biológica de Monteverde. &lt;/p&gt;&lt;p&gt;El hotel previsto es el Hotel Los Cipreses, situado en la periferia de Monteverde,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8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anamá fascinante</text:p>
          </table:table-cell>
          <table:table-cell table:style-name="ce18" office:value-type="string" calcext:value-type="string">
            <text:p>Déjate impresionar por su gran canal</text:p>
          </table:table-cell>
          <table:table-cell table:style-name="ce18" office:value-type="float" office:value="1830" calcext:value-type="float">
            <text:p>183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anama.jpg</text:p>
          </table:table-cell>
          <table:table-cell table:style-name="ce30" office:value-type="string" calcext:value-type="string">
            <text:p>&lt;p&gt;Nos vamos a contemplar la fascinante y marítima Panamá. Realizaremos excursiones de día completo como la Comunidad Emberá y Esclusas de Miraflores. &lt;/p&gt;&lt;p&gt;El precio incluye una caminata por el sendero en Gamboa y una visita al Casco antiguo de Panamá. &lt;/p&gt;&lt;p&gt; El hotel previsto el Crowne Plaza Panamá City, situado en la propia ciudad de Panamá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uba</text:p>
          </table:table-cell>
          <table:table-cell table:style-name="ce18" office:value-type="string" calcext:value-type="string">
            <text:p>Recuerdos del Che Guevara</text:p>
          </table:table-cell>
          <table:table-cell table:style-name="ce18" office:value-type="float" office:value="1530" calcext:value-type="float">
            <text:p>153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uba.jpg</text:p>
          </table:table-cell>
          <table:table-cell table:style-name="ce30" office:value-type="string" calcext:value-type="string">
            <text:p>&lt;p&gt;Próxima parada por sudamérica y es en la fantástica Cuba. Se realizarán excursiones como Orquideario de Soroa y un paseo en bote por la cueva del Indio. &lt;/p&gt;&lt;p&gt;El precio incluye las visitas a la Habana y al Valle de los Ingenieros. &lt;/p&gt;&lt;p&gt;El hotel previsto es el Memories Trinidad del Mar (no dispone de ascensor), en la propia ciudad de Trinidad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rucero fluvial Rhin</text:p>
          </table:table-cell>
          <table:table-cell table:style-name="ce18" office:value-type="string" calcext:value-type="string">
            <text:p>El crucero de rincones con encanto</text:p>
          </table:table-cell>
          <table:table-cell table:style-name="ce18" office:value-type="float" office:value="1374" calcext:value-type="float">
            <text:p>137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rhin.jpg</text:p>
          </table:table-cell>
          <table:table-cell table:style-name="ce30" office:value-type="string" calcext:value-type="string">
            <text:p>&lt;p&gt;Inauguramos nuestra sección de cruceros con el fluvial Rhin. El crucero partirá desde Ámsterdan a Zúrich. &lt;/p&gt;&lt;p&gt;El precio incluye las visitas de Ámsterdan, Heidelberg y Estrasburgo con gabinete musical. &lt;/p&gt;&lt;p&gt; El buque previsto es el MS Amadeus Silver 3, barco de vanguardia para 168 pasajeros. Todas sus cabinas son exteriores y cuentan con una elegante y moderna dec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8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slas Griegas y Malta</text:p>
          </table:table-cell>
          <table:table-cell table:style-name="ce18" office:value-type="string" calcext:value-type="string">
            <text:p>Crucero por la costa pacífica</text:p>
          </table:table-cell>
          <table:table-cell table:style-name="ce18" office:value-type="float" office:value="1049" calcext:value-type="float">
            <text:p>10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islas_griegas.jpg</text:p>
          </table:table-cell>
          <table:table-cell table:style-name="ce30" office:value-type="string" calcext:value-type="string">
            <text:p>&lt;p&gt;Nuestro primer crucero es por las Islas Griegas saliendo desde Bari, para acabar volviendo a esta una vez finalizado el trayecto. &lt;/p&gt;&lt;p&gt; El precio incluye las visitas de la Catania de Bellini, Mikonos y un paseo por Bari en trenecito. &lt;/p&gt;&lt;p&gt;El buque previsto es el Costa Pacífica con una valoración de 4 estrellas por parte de los usuarios. Los camarotes son dobles aunque existe la posibilidad de tener un camarote con balcón a través de un suplemento de cabina de 150€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talia, Grecia y Venecia</text:p>
          </table:table-cell>
          <table:table-cell table:style-name="ce18" office:value-type="string" calcext:value-type="string">
            <text:p>La ruta de la armonía</text:p>
          </table:table-cell>
          <table:table-cell table:style-name="ce18" office:value-type="float" office:value="999" calcext:value-type="float">
            <text:p>99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italia.jpg</text:p>
          </table:table-cell>
          <table:table-cell table:style-name="ce30" office:value-type="string" calcext:value-type="string">
            <text:p>&lt;p&gt;En vista del éxito de nuestro primer crucero, ofrecemos un trayecto por Italia, Grecia y Croacia, partiendo desde Venecia. &lt;/p&gt;&lt;p&gt;El precio incluye las visitas de Ostuni y Molino en Brindisi y el barrio de Plaka en Atenas con guía local. &lt;/p&gt;&lt;p&gt;El buque previsto es el MSC Armonia, con una valoración de 4 estrellas de los usuarios. Al igual que en el anterior viaje, nuestra política ofrece camarones dobles, aunque existe la posibilidad de utilizar un suplemento de cabina de 150€ que incluye balcón y bebidas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Camino de Santiago</text:p>
          </table:table-cell>
          <table:table-cell table:style-name="ce18" office:value-type="string" calcext:value-type="string">
            <text:p>Y que esto no pare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camino_santiago.jpg</text:p>
          </table:table-cell>
          <table:table-cell table:style-name="ce30" office:value-type="string" calcext:value-type="string">
            <text:p>&lt;p&gt;Inauguramos nuestra sección de excursiones y no podía ser otra que el Camino de Santiago. &lt;/p&gt;&lt;p&gt;Se realizarán visitas a Lugo y Santiago de Compostela con guía local. Además podremos ver la cascada de Ézaro. &lt;/p&gt;&lt;p&gt;El precio incluye un autocar para traslados y excursiones según el itinerario previsto, además de un régimen de pensión completa, además de un seguro básico de viaje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Corte Inglés 10</text:p>
          </table:table-cell>
          <table:table-cell table:style-name="ce32"/>
          <table:table-cell table:style-name="ce33" table:number-columns-repeated="1012"/>
        </table:table-row>
        <table:table-row table:style-name="ro2" table:number-rows-repeated="20">
          <table:table-cell table:style-name="ce18"/>
          <table:table-cell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32"/>
          <table:table-cell table:style-name="ce33" table:number-columns-repeated="1012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Valoraciones" table:style-name="ta1">
        <table:table-column table:style-name="co1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row table:style-name="ro1"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ID Usuario</text:p>
          </table:table-cell>
          <table:table-cell table:style-name="ce34" office:value-type="string" calcext:value-type="string">
            <text:p>ID Viaje</text:p>
          </table:table-cell>
          <table:table-cell table:style-name="ce34" office:value-type="string" calcext:value-type="string">
            <text:p>Valoración</text:p>
          </table:table-cell>
          <table:table-cell table:style-name="ce34" office:value-type="string" calcext:value-type="string">
            <text:p>Coment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uántas cosas por descubrir quedan en este mundo, totalmente recomendad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Tenerife como tal está bien, pero deben mejorar las medidas de sanidad cuanto antes, casi no hemos podido hacer nada de lo planea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Asturias patria querida, que experiencia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Una gran experiencia, la recomiendo mucho. Pura vida!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Ideal si lo que quieres es descubrir nuevas culturas. Muy recomedabl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Demasiadas actividades y muy poco tiempo para descansar. Además dejan poco tiempo en las excursion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to sí es Egipto si seño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Menuda ciudad, que pedazo experiencia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Fui con mis padres hace poco menos de un mes y me sorprendió. El mar hace honor a su fam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Pensaba que las esfinges no eran para tanto pero que impresión. Recomiendo mucho probar este viaj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y buenas excursiones pero en mi opinión deberían dejar más tiempo para ir a tu ai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en un crucero y la verdad impresiona. Malta es precioso además, muy recomendabl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Que pueblos tan bonitos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por Granada y la verdad que es precioso, muy recomenda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 viaje que muy poca gente hace y debería tener más visibilidad. Lo recomiendo enormement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Ha sido la mejor experiencia de mi vida. Fui de pequeño con mis padres y no me pareció para tanto, pero hace unos días fui con mi novia porque ella quería ir y le propuse matrimonio. Dijo que sí!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Que buen sitio para desconectar y disfrutar de la playita que en esta época se agradec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Muy buena experiencia, la recomiendo much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Que maravilla de país. Hay tantas cosas por ver….Os animo a que le deis una oportunidad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Una buena travesía por Italia y nunca mejor dich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e ha decepcionado bastante, el servicio y el lugar no era lo que me esperaba desde luego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Me ha gustado el viaje, la comida y el servicio muy buenos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a nueva cultura y una experiencia por descubrir. He salido del viaje con una nueva mentalidad. Muy recomendad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Vaya vistas y que grandes ciudades, aunque lo mejor el buffete del crucero :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Que maravilla de experiencia y vaya vistas. Es un viaje para desconectar y descubrir este maravilloso paí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tan bonito como dicen, recomiendo ir al menos una vez en la vid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 una experiencia la verdad, conoces otro mundo y otra gente. Sin duda lo recomiend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He de reconocer que había menospreciado este viaje cuando hice la reserva aunque era el que más me llamaba la atención, y la verdad me ha sorprendido para bien, vaya vistas</text:p>
          </table:table-cell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Encuestas" table:style-name="ta1">
        <table:table-column table:style-name="co1" table:default-cell-style-name="ce18"/>
        <table:table-column table:style-name="co23" table:default-cell-style-name="ce18"/>
        <table:table-column table:style-name="co24" table:default-cell-style-name="ce18"/>
        <table:table-column table:style-name="co21" table:default-cell-style-name="ce18"/>
        <table:table-column table:style-name="co1" table:default-cell-style-name="ce18"/>
        <table:table-column table:style-name="co25" table:default-cell-style-name="ce18"/>
        <table:table-column table:style-name="co26" table:default-cell-style-name="ce18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Usuario</text:p>
          </table:table-cell>
          <table:table-cell table:style-name="ce40" office:value-type="string" calcext:value-type="string">
            <text:p>Resultados</text:p>
          </table:table-cell>
          <table:table-cell table:style-name="ce40" office:value-type="string" calcext:value-type="string">
            <text:p>Búsquedas</text:p>
          </table:table-cell>
          <table:table-cell table:style-name="ce40" office:value-type="string" calcext:value-type="string">
            <text:p>Zytrip</text:p>
          </table:table-cell>
          <table:table-cell table:style-name="ce40" office:value-type="string" calcext:value-type="string">
            <text:p>Comentario</text:p>
          </table:table-cell>
          <table:table-cell table:style-name="ce40" office:value-type="string" calcext:value-type="string">
            <text:p>Created_a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2022-11-06 11:45:05 UT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 pierde un poco el sistema de búsquedas, me gustaría que fuese más intuitivo</text:p>
          </table:table-cell>
          <table:table-cell table:style-name="ce30" office:value-type="string" calcext:value-type="string">
            <text:p>2022-09-07 11:45:05 UT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encanta el nuevo formulario de búsqueda para ayudarte a encontrar tu viaje ideal</text:p>
          </table:table-cell>
          <table:table-cell table:style-name="ce3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nto que he perdido el tiempo, necesitas registrarte para que te saque resultados con un mínimo de sentido y ni aun así me convencen esas recomendaciones, esperaba mucho más</text:p>
          </table:table-cell>
          <table:table-cell table:style-name="ce30" office:value-type="string" calcext:value-type="string">
            <text:p>2022-09-08 11:45:05 UT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iendo que es la primera versión y tiene errores, pero las búsquedas devuelven siempre lo mismo</text:p>
          </table:table-cell>
          <table:table-cell table:style-name="ce30" office:value-type="string" calcext:value-type="string">
            <text:p>2022-07-02 11:45:05 UT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 ha solucionado el problema que comenté, me gusta mucho la nueva versión</text:p>
          </table:table-cell>
          <table:table-cell table:style-name="ce30" office:value-type="string" calcext:value-type="string">
            <text:p>2022-09-15 11:45:05 UTC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encanta zytrip, espero ver futuras versiones con nuevas secciones ya que sois muy creativos :)</text:p>
          </table:table-cell>
          <table:table-cell table:style-name="ce30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2022-08-06 11:45:05 UTC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unos resultados de las recomendaciones no me terminan de convencer, espero lo mejoren para futuras versiones</text:p>
          </table:table-cell>
          <table:table-cell table:style-name="ce3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style-name="ce30" office:value-type="string" calcext:value-type="string">
            <text:p>2022-08-22 11:45:05 UTC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aba buscando un recomendador como este para mis salidas, muchas gracias</text:p>
          </table:table-cell>
          <table:table-cell table:style-name="ce3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 recomendador, lo único me gustaría que se mejorase el sistema de búsquedas ya que me pierdo un poco entre los formularios</text:p>
          </table:table-cell>
          <table:table-cell table:style-name="ce30" office:value-type="string" calcext:value-type="string">
            <text:p>2022-08-06 11:45:05 UTC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2022-08-11 11:45:05 UTC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contento en general, pero el proceso de añadir yo mi propio viaje se hace un poco pesado, me gustaría pedir que se amenizase un poco</text:p>
          </table:table-cell>
          <table:table-cell table:style-name="ce30" office:value-type="string" calcext:value-type="string">
            <text:p>2022-08-17 11:45:05 UTC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he visto la nueva versión y agradezco los cambios realizados en el apartado de cuenta tu experiencia</text:p>
          </table:table-cell>
          <table:table-cell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referencias" table:style-name="ta1">
        <table:table-column table:style-name="co27" table:default-cell-style-name="ce37"/>
        <table:table-column table:style-name="co28" table:default-cell-style-name="ce37"/>
        <table:table-column table:style-name="co24" table:default-cell-style-name="ce37"/>
        <table:table-column table:style-name="co29" table:default-cell-style-name="ce37"/>
        <table:table-column table:style-name="co30" table:default-cell-style-name="ce37"/>
        <table:table-column table:style-name="co1" table:number-columns-repeated="1019" table:default-cell-style-name="Default"/>
        <table:table-row table:style-name="ro1">
          <table:table-cell table:style-name="ce36" office:value-type="string" calcext:value-type="string">
            <text:p>ID Preferencia</text:p>
          </table:table-cell>
          <table:table-cell table:style-name="ce36" office:value-type="string" calcext:value-type="string">
            <text:p>ID Viaje</text:p>
          </table:table-cell>
          <table:table-cell table:style-name="ce36" office:value-type="string" calcext:value-type="string">
            <text:p>Destino</text:p>
          </table:table-cell>
          <table:table-cell table:style-name="ce36" office:value-type="string" calcext:value-type="string">
            <text:p>Presupuesto</text:p>
          </table:table-cell>
          <table:table-cell table:style-name="ce36" office:value-type="string" calcext:value-type="string">
            <text:p>Duración</text:p>
          </table:table-cell>
          <table:table-cell table:number-columns-repeated="1019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 table:number-rows-repeated="3">
          <table:table-cell table:style-name="ce18" table:number-columns-repeated="5"/>
          <table:table-cell table:style-name="ce31" table:number-columns-repeated="1019"/>
        </table:table-row>
        <table:table-row table:style-name="ro3">
          <table:table-cell table:style-name="ce28" table:number-columns-repeated="5"/>
          <table:table-cell table:style-name="ce31"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ñías Viaje" table:style-name="ta1"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31" table:default-cell-style-name="ce18"/>
        <table:table-column table:style-name="co35" table:default-cell-style-name="ce18"/>
        <table:table-column table:style-name="co36" table:default-cell-style-name="ce18"/>
        <table:table-row table:style-name="ro1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ID Preferencia</text:p>
          </table:table-cell>
          <table:table-cell table:style-name="ce38" office:value-type="string" calcext:value-type="string">
            <text:p>Familia</text:p>
          </table:table-cell>
          <table:table-cell table:style-name="ce38" office:value-type="string" calcext:value-type="string">
            <text:p>Escapada Romántica</text:p>
          </table:table-cell>
          <table:table-cell table:style-name="ce38" office:value-type="string" calcext:value-type="string">
            <text:p>Amigos</text:p>
          </table:table-cell>
          <table:table-cell table:style-name="ce38" office:value-type="string" calcext:value-type="string">
            <text:p>Viajar sólo</text:p>
          </table:table-cell>
          <table:table-cell table:style-name="ce38" office:value-type="string" calcext:value-type="string">
            <text:p>Conocer gen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áticas" table:style-name="ta1">
        <table:table-column table:style-name="co1" table:default-cell-style-name="ce19"/>
        <table:table-column table:style-name="co37" table:default-cell-style-name="ce19"/>
        <table:table-column table:style-name="co1" table:default-cell-style-name="ce19"/>
        <table:table-column table:style-name="co38" table:default-cell-style-name="ce19"/>
        <table:table-column table:style-name="co39" table:default-cell-style-name="ce19"/>
        <table:table-column table:style-name="co8" table:default-cell-style-name="ce19"/>
        <table:table-row table:style-name="ro1"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ID Preferencia</text:p>
          </table:table-cell>
          <table:table-cell table:style-name="ce39" office:value-type="string" calcext:value-type="string">
            <text:p>Playa</text:p>
          </table:table-cell>
          <table:table-cell table:style-name="ce39" office:value-type="string" calcext:value-type="string">
            <text:p>Naturaleza</text:p>
          </table:table-cell>
          <table:table-cell table:style-name="ce39" office:value-type="string" calcext:value-type="string">
            <text:p>Turismo y cultura</text:p>
          </table:table-cell>
          <table:table-cell table:style-name="ce39" office:value-type="string" calcext:value-type="string">
            <text:p>Descansa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ervicios" table:style-name="ta1">
        <table:table-column table:style-name="co1" table:default-cell-style-name="ce18"/>
        <table:table-column table:style-name="co40" table:default-cell-style-name="ce18"/>
        <table:table-column table:style-name="co8" table:default-cell-style-name="ce18"/>
        <table:table-column table:style-name="co41" table:default-cell-style-name="ce18"/>
        <table:table-column table:style-name="co21" table:default-cell-style-name="ce18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Preferencia</text:p>
          </table:table-cell>
          <table:table-cell table:style-name="ce40" office:value-type="string" calcext:value-type="string">
            <text:p>Alojamiento</text:p>
          </table:table-cell>
          <table:table-cell table:style-name="ce40" office:value-type="string" calcext:value-type="string">
            <text:p>Gastronomía</text:p>
          </table:table-cell>
          <table:table-cell table:style-name="ce40" office:value-type="string" calcext:value-type="string">
            <text:p>Actividad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 table:number-rows-repeated="10485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mistades" table:style-name="ta1">
        <table:table-column table:style-name="co1" table:default-cell-style-name="ce18"/>
        <table:table-column table:style-name="co42" table:default-cell-style-name="ce18"/>
        <table:table-column table:style-name="co28" table:default-cell-style-name="ce18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Usuario</text:p>
          </table:table-cell>
          <table:table-cell table:style-name="ce41" office:value-type="string" calcext:value-type="string">
            <text:p>ID Amig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04852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12:12:00.0359573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32:50.641640041</meta:creation-date>
    <dc:date>2022-11-08T12:13:23.904540153</dc:date>
    <meta:editing-duration>PT12H6M55S</meta:editing-duration>
    <meta:editing-cycles>160</meta:editing-cycles>
    <meta:generator>LibreOffice/6.4.7.2$Linux_X86_64 LibreOffice_project/40$Build-2</meta:generator>
    <meta:document-statistic meta:table-count="9" meta:cell-count="1807" meta:object-count="0"/>
  </office:meta>
</office:document-meta>
</file>